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a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Double2( Double aDoubl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Short2( Short aShor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Char( char a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Boolean( boolean a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Byte( byte aBy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.geta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Float2( Float aFloa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Boolean2( Boolean aBool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Byt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Doubl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Floa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Bool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Long( long aLo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Long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DefaultValueTest.test_default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SONFieldDefaultValueTest.test_no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odel.setaByte2( Byte aBy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Float( float aFlo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Character( Character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Shor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Short( short aSh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n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String string , boolean aBoolean , int anInt , short aShort , char aChar , byte aByte , long aLong , float aFloat , double aDouble , Boolean aBoolean2 , Integer integer , Short aShort2 , Character character , Byte aByte2 , Long aLong2 , Float aFloat2 , Double aDoubl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odel.setaDouble( double aDou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Integer( Integer 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Long2( Long aLon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AnInt( int an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